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8488" calcext:value-type="float">
            <text:p>74.00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3184" calcext:value-type="float">
            <text:p>74.24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9616" calcext:value-type="float">
            <text:p>73.88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1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1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0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200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1977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